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419cm" fo:min-width="5.765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392cm" fo:min-width="5.765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303cm" fo:min-width="5.765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none" svg:stroke-width="0.018cm" svg:stroke-color="#000000" draw:marker-start-width="0.227cm" draw:marker-end-width="0.227cm" draw:fill-color="#dddddd" draw:textarea-horizontal-align="justify" draw:textarea-vertical-align="top" draw:auto-grow-height="false" fo:min-height="0.744cm" fo:min-width="2.596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000000" draw:textarea-horizontal-align="justify" draw:textarea-vertical-align="middle" draw:auto-grow-height="false" fo:min-height="0.467cm" fo:min-width="5.518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6cm" fo:min-width="5.765cm" fo:padding-top="0.009cm" fo:padding-bottom="0.009cm" fo:padding-left="0.009cm" fo:padding-right="0.009cm"/>
      <style:paragraph-properties style:writing-mode="lr-tb"/>
    </style:style>
    <style:style style:name="gr9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8cm" fo:min-width="5.518cm" fo:padding-top="0.009cm" fo:padding-bottom="0.009cm" fo:padding-left="0.009cm" fo:padding-right="0.009cm"/>
      <style:paragraph-properties style:writing-mode="lr-tb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5cm" fo:min-width="5.518cm" fo:padding-top="0.009cm" fo:padding-bottom="0.009cm" fo:padding-left="0.009cm" fo:padding-right="0.009cm"/>
      <style:paragraph-properties style:writing-mode="lr-tb"/>
    </style:style>
    <style:style style:name="gr11" style:family="graphic" style:parent-style-name="standard">
      <style:graphic-properties draw:stroke="none" svg:stroke-width="0.018cm" svg:stroke-color="#000000" draw:marker-start-width="0.227cm" draw:marker-end-width="0.227cm" draw:fill-color="#dddddd" draw:textarea-horizontal-align="justify" draw:textarea-vertical-align="top" draw:auto-grow-height="false" fo:min-height="0.744cm" fo:min-width="2.598cm" fo:padding-top="0.009cm" fo:padding-bottom="0.009cm" fo:padding-left="0.009cm" fo:padding-right="0.009cm"/>
      <style:paragraph-properties style:writing-mode="lr-tb"/>
    </style:style>
    <style:style style:name="gr12" style:family="graphic" style:parent-style-name="standard">
      <style:graphic-properties draw:stroke="solid" draw:stroke-dash="Dashed_20__28_var_29_" svg:stroke-width="0.018cm" svg:stroke-color="#000000" draw:marker-start-width="0.227cm" draw:marker-end-width="0.227cm" draw:fill-color="#000000" draw:textarea-horizontal-align="justify" draw:textarea-vertical-align="middle" draw:auto-grow-height="false" fo:min-height="0.375cm" fo:min-width="1.535cm" fo:padding-top="0.009cm" fo:padding-bottom="0.009cm" fo:padding-left="0.009cm" fo:padding-right="0.009cm"/>
      <style:paragraph-properties style:writing-mode="lr-tb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375cm" fo:min-width="1.527cm" fo:padding-top="0.009cm" fo:padding-bottom="0.009cm" fo:padding-left="0.009cm" fo:padding-right="0.0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19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e8e8e8" draw:opacity="90%" draw:textarea-horizontal-align="left" draw:auto-grow-height="true" draw:auto-grow-width="true" fo:min-height="0.637cm" fo:min-width="1.166cm" draw:shadow="hidden"/>
      <style:paragraph-properties style:writing-mode="lr-tb"/>
    </style:style>
    <style:style style:name="gr1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6" style:family="paragraph">
      <loext:graphic-properties draw:fill-color="#eeeee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7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8" style:family="paragraph">
      <loext:graphic-properties draw:fill-color="#dddddd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9" style:family="paragraph">
      <style:paragraph-properties fo:text-align="center" style:writing-mode="lr-tb"/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P10" style:family="paragraph">
      <loext:graphic-properties draw:fill-color="#000000"/>
      <style:paragraph-properties fo:text-align="center" style:writing-mode="lr-tb"/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P11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2" style:family="paragraph">
      <loext:graphic-properties draw:fill-color="#d0d0d0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3" style:family="paragraph">
      <style:paragraph-properties fo:text-align="center" style:writing-mode="lr-tb"/>
      <style:text-properties fo:color="#ffffff" style:font-name="Liberation Serif" fo:font-size="6pt" style:font-size-asian="8pt" style:font-size-complex="8pt"/>
    </style:style>
    <style:style style:name="P14" style:family="paragraph">
      <loext:graphic-properties draw:fill-color="#000000"/>
      <style:paragraph-properties fo:text-align="center" style:writing-mode="lr-tb"/>
      <style:text-properties fo:color="#ffffff" style:font-name="Liberation Serif" fo:font-size="6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6" style:family="paragraph">
      <style:paragraph-properties fo:text-align="start"/>
      <style:text-properties fo:font-weight="bold"/>
    </style:style>
    <style:style style:name="P17" style:family="paragraph">
      <loext:graphic-properties draw:fill="solid" draw:fill-color="#e8e8e8" draw:opacity="90%"/>
      <style:paragraph-properties fo:text-align="start" style:writing-mode="lr-tb"/>
      <style:text-properties fo:font-size="8pt" fo:font-weight="bold" style:font-size-asian="8pt" style:font-size-complex="8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T6" style:family="text">
      <style:text-properties style:font-name="Liberation Serif" fo:font-size="6pt" style:font-size-asian="8pt" style:font-size-complex="8pt"/>
    </style:style>
    <style:style style:name="T7" style:family="text">
      <style:text-properties fo:color="#ffffff" style:font-name="Liberation Serif" fo:font-size="6pt" style:font-size-asian="8pt" style:font-size-complex="8pt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4.318cm" svg:height="6.159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2">System infrastructure</text:span></text:p>
              </text:list-item>
              <text:list-item>
                <text:p text:style-name="P3"><text:span text:style-name="T3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6" draw:layer="layout" svg:width="5.783cm" svg:height="1.437cm" svg:x="6.207cm" svg:y="3.908cm">
          <text:p text:style-name="P5"><text:span text:style-name="T4">Machine learning librar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783cm" svg:height="1.41cm" svg:x="6.207cm" svg:y="5.345cm">
          <text:p text:style-name="P5"><text:span text:style-name="T4">Hardware abstraction lay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783cm" svg:height="1.321cm" svg:x="6.207cm" svg:y="6.755cm">
          <text:p text:style-name="P5"><text:span text:style-name="T4">Hardware platform (Zynq SoC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614cm" svg:height="0.762cm" svg:x="6.391cm" svg:y="7.09cm">
          <text:p text:style-name="P7"><text:span text:style-name="T4">Programmable Logic (PL)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536cm" svg:height="0.485cm" svg:x="6.336cm" svg:y="4.756cm">
          <text:p text:style-name="P9"><text:span text:style-name="T5">TensorFlow Lite delegat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536cm" svg:height="0.485cm" svg:x="6.336cm" svg:y="4.196cm">
          <text:p text:style-name="P9"><text:span text:style-name="T5">TensorFlow Lite cor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783cm" svg:height="0.484cm" svg:x="6.207cm" svg:y="3.418cm">
          <text:p text:style-name="P11"><text:span text:style-name="T6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536cm" svg:height="0.486cm" svg:x="6.336cm" svg:y="6.179cm">
          <text:p text:style-name="P11"><text:span text:style-name="T6">Board support pack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5.536cm" svg:height="0.483cm" svg:x="6.336cm" svg:y="5.619cm">
          <text:p text:style-name="P11"><text:span text:style-name="T6">Hardware drivers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616cm" svg:height="0.762cm" svg:x="9.187cm" svg:y="7.09cm">
          <text:p text:style-name="P7"><text:span text:style-name="T4">Processing System (PS)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553cm" svg:height="0.393cm" svg:x="6.909cm" svg:y="7.357cm">
          <text:p text:style-name="P13"><text:span text:style-name="T7">Tensor Processo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545cm" svg:height="0.393cm" svg:x="9.713cm" svg:y="7.357cm">
          <text:p text:style-name="P11"><text:span text:style-name="T6">ARM Cortex-A9</text:span>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4.219cm" svg:height="0.569cm" svg:x="7.039cm" svg:y="2.783cm">
          <draw:text-box>
            <text:p><text:span text:style-name="T8">HW/SW co-design framework</text:span></text:p>
          </draw:text-box>
        </draw:frame>
        <draw:frame draw:style-name="gr15" draw:text-style-name="P17" draw:layer="layout" svg:width="2.301cm" svg:height="0.887cm" svg:x="7.954cm" svg:y="4.277cm">
          <draw:text-box>
            <text:p text:style-name="P16"><text:span text:style-name="T8">Versatility</text:span></text:p>
            <text:p text:style-name="P16"><text:span text:style-name="T8">Compatibility</text:span></text:p>
          </draw:text-box>
        </draw:frame>
        <draw:custom-shape draw:style-name="gr16" draw:text-style-name="P18" draw:layer="layout" svg:width="4.191cm" svg:height="0.762cm" svg:x="0.24cm" svg:y="4.30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2T02:36:02.589475145</dc:date>
    <meta:editing-duration>PT3H32M</meta:editing-duration>
    <meta:editing-cycles>48</meta:editing-cycles>
    <meta:generator>LibreOffice/6.4.7.2$Linux_X86_64 LibreOffice_project/40$Build-2</meta:generator>
    <meta:document-statistic meta:object-count="17"/>
  </office:meta>
</office:document-meta>
</file>